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Статистический" style:family="table">
      <style:table-properties style:width="17cm" table:align="center" fo:background-color="transparent">
        <style:background-image/>
      </style:table-properties>
    </style:style>
    <style:style style:name="Статистический.A" style:family="table-column">
      <style:table-column-properties style:column-width="1.699cm"/>
    </style:style>
    <style:style style:name="Статистический.B" style:family="table-column">
      <style:table-column-properties style:column-width="1.7cm"/>
    </style:style>
    <style:style style:name="Статистический.1" style:family="table-row">
      <style:table-row-properties fo:background-color="transparent">
        <style:background-image/>
      </style:table-row-properties>
    </style:style>
    <style:style style:name="Статистический.A1" style:family="table-cell">
      <style:table-cell-properties fo:padding="0cm" fo:border="none" style:writing-mode="page"/>
    </style:style>
    <style:style style:name="Таблица1" style:family="table">
      <style:table-properties style:width="17cm" table:align="center" fo:background-color="transparent">
        <style:background-image/>
      </style:table-properties>
    </style:style>
    <style:style style:name="Таблица1.A" style:family="table-column">
      <style:table-column-properties style:column-width="1.699cm"/>
    </style:style>
    <style:style style:name="Таблица1.B" style:family="table-column">
      <style:table-column-properties style:column-width="1.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style:rel-width="100%" fo:margin-left="0cm" fo:margin-top="0cm" fo:margin-bottom="0cm" table:align="left" fo:background-color="transparent">
        <style:background-image/>
      </style:table-properties>
    </style:style>
    <style:style style:name="Таблица2.A" style:family="table-column">
      <style:table-column-properties style:column-width="2.598cm" style:rel-column-width="1473*"/>
    </style:style>
    <style:style style:name="Таблица2.B" style:family="table-column">
      <style:table-column-properties style:column-width="1.298cm" style:rel-column-width="736*"/>
    </style:style>
    <style:style style:name="Таблица2.C" style:family="table-column">
      <style:table-column-properties style:column-width="1.395cm" style:rel-column-width="791*"/>
    </style:style>
    <style:style style:name="Таблица2.E" style:family="table-column">
      <style:table-column-properties style:column-width="2.501cm" style:rel-column-width="1418*"/>
    </style:style>
    <style:style style:name="Таблица2.F" style:family="table-column">
      <style:table-column-properties style:column-width="3.415cm" style:rel-column-width="1936*"/>
    </style:style>
    <style:style style:name="Таблица2.G" style:family="table-column">
      <style:table-column-properties style:column-width="3.194cm" style:rel-column-width="1811*"/>
    </style:style>
    <style:style style:name="Таблица2.1" style:family="table-row">
      <style:table-row-properties style:min-row-height="0.452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bottom" fo:padding-left="0.049cm" fo:padding-right="0.049cm" fo:padding-top="0cm" fo:padding-bottom="0cm" fo:border="none"/>
    </style:style>
    <style:style style:name="Таблица2.B2" style:family="table-cell" style:data-style-name="N0">
      <style:table-cell-properties style:vertical-align="bottom" fo:padding-left="0.049cm" fo:padding-right="0.049cm" fo:padding-top="0cm" fo:padding-bottom="0cm" fo:border="none"/>
    </style:style>
    <style:style style:name="Таблица2.G2" style:family="table-cell" style:data-style-name="N107">
      <style:table-cell-properties style:vertical-align="bottom" fo:padding-left="0.049cm" fo:padding-right="0.049cm" fo:padding-top="0cm" fo:padding-bottom="0cm" fo:border="none"/>
    </style:style>
    <style:style style:name="Таблица3" style:family="table">
      <style:table-properties style:width="8.297cm" fo:margin-left="4.558cm" fo:margin-top="0cm" fo:margin-bottom="0cm" table:align="left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4.593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3.A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17cm" style:rel-width="100%" fo:margin-left="0cm" fo:margin-top="0cm" fo:margin-bottom="0cm" table:align="left"/>
    </style:style>
    <style:style style:name="Таблица4.A" style:family="table-column">
      <style:table-column-properties style:column-width="3.401cm" style:rel-column-width="1928*"/>
    </style:style>
    <style:style style:name="Таблица4.E" style:family="table-column">
      <style:table-column-properties style:column-width="3.397cm" style:rel-column-width="1926*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4.A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4.B2" style:family="table-cell" style:data-style-name="N2">
      <style:table-cell-properties style:vertical-align="bottom" fo:padding-left="0.053cm" fo:padding-right="0.053cm" fo:padding-top="0cm" fo:padding-bottom="0cm" fo:border="none"/>
    </style:style>
    <style:style style:name="Таблица4.C2" style:family="table-cell" style:data-style-name="N108">
      <style:table-cell-properties style:vertical-align="bottom" fo:padding-left="0.053cm" fo:padding-right="0.053cm" fo:padding-top="0cm" fo:padding-bottom="0cm" fo:border="none"/>
    </style:style>
    <style:style style:name="Таблица4.E2" style:family="table-cell" style:data-style-name="N107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20pt" officeooo:rsid="001bac93" officeooo:paragraph-rsid="001bac9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bac93" officeooo:paragraph-rsid="001bac9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ac93" officeooo:paragraph-rsid="001d388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388b" officeooo:paragraph-rsid="001d388b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d65" officeooo:paragraph-rsid="001e4d65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officeooo:rsid="002ade1d" officeooo:paragraph-rsid="002ade1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e4d65" officeooo:paragraph-rsid="001e4d6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0420a" officeooo:paragraph-rsid="001e4d6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0420a" officeooo:paragraph-rsid="0022b52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1232e" officeooo:paragraph-rsid="0021232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4c1e0" officeooo:paragraph-rsid="0024c1e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24c1e0" officeooo:paragraph-rsid="0024c1e0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2675fe" officeooo:paragraph-rsid="002675fe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20420a" officeooo:paragraph-rsid="0022b52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2d8be1" officeooo:paragraph-rsid="002d8be1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e4d65" officeooo:paragraph-rsid="001e4d65" style:font-size-asian="14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e4d65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20420a" officeooo:paragraph-rsid="001e4d65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2e8c19" officeooo:paragraph-rsid="002e8c19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rsid="002f01be" officeooo:paragraph-rsid="002f01be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2ade1d" officeooo:paragraph-rsid="001bac93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2b4d2b" officeooo:paragraph-rsid="002b4d2b" style:font-size-asian="14pt" style:font-size-complex="16pt"/>
    </style:style>
    <style:style style:name="P28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d38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b523" style:font-weight-asian="normal" style:font-weight-complex="normal"/>
    </style:style>
    <style:style style:name="T5" style:family="text">
      <style:text-properties fo:font-weight="normal" officeooo:rsid="0024c1e0" style:font-weight-asian="normal" style:font-weight-complex="normal"/>
    </style:style>
    <style:style style:name="T6" style:family="text">
      <style:text-properties fo:font-weight="normal" officeooo:rsid="002675fe" style:font-weight-asian="normal" style:font-weight-complex="normal"/>
    </style:style>
    <style:style style:name="T7" style:family="text">
      <style:text-properties fo:font-weight="normal" officeooo:rsid="0027ea5a" style:font-weight-asian="normal" style:font-weight-complex="normal"/>
    </style:style>
    <style:style style:name="T8" style:family="text">
      <style:text-properties fo:font-weight="normal" officeooo:rsid="002928e2" style:font-weight-asian="normal" style:font-weight-complex="normal"/>
    </style:style>
    <style:style style:name="T9" style:family="text">
      <style:text-properties officeooo:rsid="0027ea5a"/>
    </style:style>
    <style:style style:name="T10" style:family="text">
      <style:text-properties officeooo:rsid="002ade1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ДЗ 19.1 Вариант <text:span text:style-name="T10">3</text:span> </text:p>
      <text:p text:style-name="P4"/>
      <text:p text:style-name="P4">Статистический ряд</text:p>
      <table:table table:name="Статистический" table:style-name="Статистический">
        <table:table-column table:style-name="Статистический.A"/>
        <table:table-column table:style-name="Статистический.B" table:number-columns-repeated="4"/>
        <table:table-column table:style-name="Статистический.A"/>
        <table:table-column table:style-name="Статистический.B" table:number-columns-repeated="4"/>
        <table:table-row table:style-name="Статистический.1">
          <table:table-cell table:style-name="Статистический.A1" office:value-type="string">
            <text:p text:style-name="P6">189</text:p>
          </table:table-cell>
          <table:table-cell table:style-name="Статистический.A1" office:value-type="string">
            <text:p text:style-name="P6">207</text:p>
          </table:table-cell>
          <table:table-cell table:style-name="Статистический.A1" office:value-type="string">
            <text:p text:style-name="P6">213</text:p>
          </table:table-cell>
          <table:table-cell table:style-name="Статистический.A1" office:value-type="string">
            <text:p text:style-name="P6">208</text:p>
          </table:table-cell>
          <table:table-cell table:style-name="Статистический.A1" office:value-type="string">
            <text:p text:style-name="P26">186</text:p>
          </table:table-cell>
          <table:table-cell table:style-name="Статистический.A1" office:value-type="string">
            <text:p text:style-name="P6">210</text:p>
          </table:table-cell>
          <table:table-cell table:style-name="Статистический.A1" office:value-type="string">
            <text:p text:style-name="P6">198</text:p>
          </table:table-cell>
          <table:table-cell table:style-name="Статистический.A1" office:value-type="string">
            <text:p text:style-name="P6">219</text:p>
          </table:table-cell>
          <table:table-cell table:style-name="Статистический.A1" office:value-type="string">
            <text:p text:style-name="P6">231</text:p>
          </table:table-cell>
          <table:table-cell table:style-name="Статистический.A1" office:value-type="string">
            <text:p text:style-name="P6">227</text:p>
          </table:table-cell>
        </table:table-row>
        <table:table-row>
          <table:table-cell table:style-name="Статистический.A1" office:value-type="string">
            <text:p text:style-name="P6">202</text:p>
          </table:table-cell>
          <table:table-cell table:style-name="Статистический.A1" office:value-type="string">
            <text:p text:style-name="P6">211</text:p>
          </table:table-cell>
          <table:table-cell table:style-name="Статистический.A1" office:value-type="string">
            <text:p text:style-name="P6">220</text:p>
          </table:table-cell>
          <table:table-cell table:style-name="Статистический.A1" office:value-type="string">
            <text:p text:style-name="P6">236</text:p>
          </table:table-cell>
          <table:table-cell table:style-name="Статистический.A1" office:value-type="string">
            <text:p text:style-name="P6">227</text:p>
          </table:table-cell>
          <table:table-cell table:style-name="Статистический.A1" office:value-type="string">
            <text:p text:style-name="P6">220</text:p>
          </table:table-cell>
          <table:table-cell table:style-name="Статистический.A1" office:value-type="string">
            <text:p text:style-name="P6">210</text:p>
          </table:table-cell>
          <table:table-cell table:style-name="Статистический.A1" office:value-type="string">
            <text:p text:style-name="P6">183</text:p>
          </table:table-cell>
          <table:table-cell table:style-name="Статистический.A1" office:value-type="string">
            <text:p text:style-name="P6">213</text:p>
          </table:table-cell>
          <table:table-cell table:style-name="Статистический.A1" office:value-type="string">
            <text:p text:style-name="P6">190</text:p>
          </table:table-cell>
        </table:table-row>
        <table:table-row>
          <table:table-cell table:style-name="Статистический.A1" office:value-type="string">
            <text:p text:style-name="P6">197</text:p>
          </table:table-cell>
          <table:table-cell table:style-name="Статистический.A1" office:value-type="string">
            <text:p text:style-name="P6">227</text:p>
          </table:table-cell>
          <table:table-cell table:style-name="Статистический.A1" office:value-type="string">
            <text:p text:style-name="P6">187</text:p>
          </table:table-cell>
          <table:table-cell table:style-name="Статистический.A1" office:value-type="string">
            <text:p text:style-name="P6">226</text:p>
          </table:table-cell>
          <table:table-cell table:style-name="Статистический.A1" office:value-type="string">
            <text:p text:style-name="P6">213</text:p>
          </table:table-cell>
          <table:table-cell table:style-name="Статистический.A1" office:value-type="string">
            <text:p text:style-name="P6">191</text:p>
          </table:table-cell>
          <table:table-cell table:style-name="Статистический.A1" office:value-type="string">
            <text:p text:style-name="P6">209</text:p>
          </table:table-cell>
          <table:table-cell table:style-name="Статистический.A1" office:value-type="string">
            <text:p text:style-name="P6">196</text:p>
          </table:table-cell>
          <table:table-cell table:style-name="Статистический.A1" office:value-type="string">
            <text:p text:style-name="P6">202</text:p>
          </table:table-cell>
          <table:table-cell table:style-name="Статистический.A1" office:value-type="string">
            <text:p text:style-name="P6">235</text:p>
          </table:table-cell>
        </table:table-row>
        <table:table-row>
          <table:table-cell table:style-name="Статистический.A1" office:value-type="string">
            <text:p text:style-name="P6">211</text:p>
          </table:table-cell>
          <table:table-cell table:style-name="Статистический.A1" office:value-type="string">
            <text:p text:style-name="P6">214</text:p>
          </table:table-cell>
          <table:table-cell table:style-name="Статистический.A1" office:value-type="string">
            <text:p text:style-name="P6">220</text:p>
          </table:table-cell>
          <table:table-cell table:style-name="Статистический.A1" office:value-type="string">
            <text:p text:style-name="P6">195</text:p>
          </table:table-cell>
          <table:table-cell table:style-name="Статистический.A1" office:value-type="string">
            <text:p text:style-name="P6">182</text:p>
          </table:table-cell>
          <table:table-cell table:style-name="Статистический.A1" office:value-type="string">
            <text:p text:style-name="P6">228</text:p>
          </table:table-cell>
          <table:table-cell table:style-name="Статистический.A1" office:value-type="string">
            <text:p text:style-name="P6">202</text:p>
          </table:table-cell>
          <table:table-cell table:style-name="Статистический.A1" office:value-type="string">
            <text:p text:style-name="P6">207</text:p>
          </table:table-cell>
          <table:table-cell table:style-name="Статистический.A1" office:value-type="string">
            <text:p text:style-name="P6">192</text:p>
          </table:table-cell>
          <table:table-cell table:style-name="Статистический.A1" office:value-type="string">
            <text:p text:style-name="P6">226</text:p>
          </table:table-cell>
        </table:table-row>
        <table:table-row>
          <table:table-cell table:style-name="Статистический.A1" office:value-type="string">
            <text:p text:style-name="P6">193</text:p>
          </table:table-cell>
          <table:table-cell table:style-name="Статистический.A1" office:value-type="string">
            <text:p text:style-name="P6">203</text:p>
          </table:table-cell>
          <table:table-cell table:style-name="Статистический.A1" office:value-type="string">
            <text:p text:style-name="P6">232</text:p>
          </table:table-cell>
          <table:table-cell table:style-name="Статистический.A1" office:value-type="string">
            <text:p text:style-name="P6">202</text:p>
          </table:table-cell>
          <table:table-cell table:style-name="Статистический.A1" office:value-type="string">
            <text:p text:style-name="P6">215</text:p>
          </table:table-cell>
          <table:table-cell table:style-name="Статистический.A1" office:value-type="string">
            <text:p text:style-name="P6">195</text:p>
          </table:table-cell>
          <table:table-cell table:style-name="Статистический.A1" office:value-type="string">
            <text:p text:style-name="P6">220</text:p>
          </table:table-cell>
          <table:table-cell table:style-name="Статистический.A1" office:value-type="string">
            <text:p text:style-name="P6">233</text:p>
          </table:table-cell>
          <table:table-cell table:style-name="Статистический.A1" office:value-type="string">
            <text:p text:style-name="P6">214</text:p>
          </table:table-cell>
          <table:table-cell table:style-name="Статистический.A1" office:value-type="string">
            <text:p text:style-name="P6">185</text:p>
          </table:table-cell>
        </table:table-row>
        <table:table-row>
          <table:table-cell table:style-name="Статистический.A1" office:value-type="string">
            <text:p text:style-name="P6">234</text:p>
          </table:table-cell>
          <table:table-cell table:style-name="Статистический.A1" office:value-type="string">
            <text:p text:style-name="P6">215</text:p>
          </table:table-cell>
          <table:table-cell table:style-name="Статистический.A1" office:value-type="string">
            <text:p text:style-name="P6">196</text:p>
          </table:table-cell>
          <table:table-cell table:style-name="Статистический.A1" office:value-type="string">
            <text:p text:style-name="P6">220</text:p>
          </table:table-cell>
          <table:table-cell table:style-name="Статистический.A1" office:value-type="string">
            <text:p text:style-name="P6">203</text:p>
          </table:table-cell>
          <table:table-cell table:style-name="Статистический.A1" office:value-type="string">
            <text:p text:style-name="P6">236</text:p>
          </table:table-cell>
          <table:table-cell table:style-name="Статистический.A1" office:value-type="string">
            <text:p text:style-name="P6">225</text:p>
          </table:table-cell>
          <table:table-cell table:style-name="Статистический.A1" office:value-type="string">
            <text:p text:style-name="P6">221</text:p>
          </table:table-cell>
          <table:table-cell table:style-name="Статистический.A1" office:value-type="string">
            <text:p text:style-name="P6">193</text:p>
          </table:table-cell>
          <table:table-cell table:style-name="Статистический.A1" office:value-type="string">
            <text:p text:style-name="P6">215</text:p>
          </table:table-cell>
        </table:table-row>
        <table:table-row>
          <table:table-cell table:style-name="Статистический.A1" office:value-type="string">
            <text:p text:style-name="P6">204</text:p>
          </table:table-cell>
          <table:table-cell table:style-name="Статистический.A1" office:value-type="string">
            <text:p text:style-name="P6">184</text:p>
          </table:table-cell>
          <table:table-cell table:style-name="Статистический.A1" office:value-type="string">
            <text:p text:style-name="P6">217</text:p>
          </table:table-cell>
          <table:table-cell table:style-name="Статистический.A1" office:value-type="string">
            <text:p text:style-name="P6">193</text:p>
          </table:table-cell>
          <table:table-cell table:style-name="Статистический.A1" office:value-type="string">
            <text:p text:style-name="P6">216</text:p>
          </table:table-cell>
          <table:table-cell table:style-name="Статистический.A1" office:value-type="string">
            <text:p text:style-name="P6">205</text:p>
          </table:table-cell>
          <table:table-cell table:style-name="Статистический.A1" office:value-type="string">
            <text:p text:style-name="P6">197</text:p>
          </table:table-cell>
          <table:table-cell table:style-name="Статистический.A1" office:value-type="string">
            <text:p text:style-name="P6">203</text:p>
          </table:table-cell>
          <table:table-cell table:style-name="Статистический.A1" office:value-type="string">
            <text:p text:style-name="P6">229</text:p>
          </table:table-cell>
          <table:table-cell table:style-name="Статистический.A1" office:value-type="string">
            <text:p text:style-name="P6">204</text:p>
          </table:table-cell>
        </table:table-row>
        <table:table-row>
          <table:table-cell table:style-name="Статистический.A1" office:value-type="string">
            <text:p text:style-name="P6">225</text:p>
          </table:table-cell>
          <table:table-cell table:style-name="Статистический.A1" office:value-type="string">
            <text:p text:style-name="P6">216</text:p>
          </table:table-cell>
          <table:table-cell table:style-name="Статистический.A1" office:value-type="string">
            <text:p text:style-name="P6">233</text:p>
          </table:table-cell>
          <table:table-cell table:style-name="Статистический.A1" office:value-type="string">
            <text:p text:style-name="P6">223</text:p>
          </table:table-cell>
          <table:table-cell table:style-name="Статистический.A1" office:value-type="string">
            <text:p text:style-name="P6">208</text:p>
          </table:table-cell>
          <table:table-cell table:style-name="Статистический.A1" office:value-type="string">
            <text:p text:style-name="P6">204</text:p>
          </table:table-cell>
          <table:table-cell table:style-name="Статистический.A1" office:value-type="string">
            <text:p text:style-name="P6">207</text:p>
          </table:table-cell>
          <table:table-cell table:style-name="Статистический.A1" office:value-type="string">
            <text:p text:style-name="P6">182</text:p>
          </table:table-cell>
          <table:table-cell table:style-name="Статистический.A1" office:value-type="string">
            <text:p text:style-name="P6">216</text:p>
          </table:table-cell>
          <table:table-cell table:style-name="Статистический.A1" office:value-type="string">
            <text:p text:style-name="P6">191</text:p>
          </table:table-cell>
        </table:table-row>
        <table:table-row>
          <table:table-cell table:style-name="Статистический.A1" office:value-type="string">
            <text:p text:style-name="P6">210</text:p>
          </table:table-cell>
          <table:table-cell table:style-name="Статистический.A1" office:value-type="string">
            <text:p text:style-name="P6">190</text:p>
          </table:table-cell>
          <table:table-cell table:style-name="Статистический.A1" office:value-type="string">
            <text:p text:style-name="P6">207</text:p>
          </table:table-cell>
          <table:table-cell table:style-name="Статистический.A1" office:value-type="string">
            <text:p text:style-name="P6">205</text:p>
          </table:table-cell>
          <table:table-cell table:style-name="Статистический.A1" office:value-type="string">
            <text:p text:style-name="P6">232</text:p>
          </table:table-cell>
          <table:table-cell table:style-name="Статистический.A1" office:value-type="string">
            <text:p text:style-name="P6">222</text:p>
          </table:table-cell>
          <table:table-cell table:style-name="Статистический.A1" office:value-type="string">
            <text:p text:style-name="P6">198</text:p>
          </table:table-cell>
          <table:table-cell table:style-name="Статистический.A1" office:value-type="string">
            <text:p text:style-name="P6">217</text:p>
          </table:table-cell>
          <table:table-cell table:style-name="Статистический.A1" office:value-type="string">
            <text:p text:style-name="P6">211</text:p>
          </table:table-cell>
          <table:table-cell table:style-name="Статистический.A1" office:value-type="string">
            <text:p text:style-name="P6">201</text:p>
          </table:table-cell>
        </table:table-row>
        <table:table-row>
          <table:table-cell table:style-name="Статистический.A1" office:value-type="string">
            <text:p text:style-name="P6">185</text:p>
          </table:table-cell>
          <table:table-cell table:style-name="Статистический.A1" office:value-type="string">
            <text:p text:style-name="P6">217</text:p>
          </table:table-cell>
          <table:table-cell table:style-name="Статистический.A1" office:value-type="string">
            <text:p text:style-name="P6">225</text:p>
          </table:table-cell>
          <table:table-cell table:style-name="Статистический.A1" office:value-type="string">
            <text:p text:style-name="P6">201</text:p>
          </table:table-cell>
          <table:table-cell table:style-name="Статистический.A1" office:value-type="string">
            <text:p text:style-name="P6">208</text:p>
          </table:table-cell>
          <table:table-cell table:style-name="Статистический.A1" office:value-type="string">
            <text:p text:style-name="P6">211</text:p>
          </table:table-cell>
          <table:table-cell table:style-name="Статистический.A1" office:value-type="string">
            <text:p text:style-name="P6">189</text:p>
          </table:table-cell>
          <table:table-cell table:style-name="Статистический.A1" office:value-type="string">
            <text:p text:style-name="P6">205</text:p>
          </table:table-cell>
          <table:table-cell table:style-name="Статистический.A1" office:value-type="string">
            <text:p text:style-name="P6">207</text:p>
          </table:table-cell>
          <table:table-cell table:style-name="Статистический.A1" office:value-type="string">
            <text:p text:style-name="P6">199</text:p>
          </table:table-cell>
        </table:table-row>
      </table:table>
      <text:p text:style-name="P2"/>
      <text:p text:style-name="P5"><text:span text:style-name="T2">а) </text:span><text:span text:style-name="T1">Вариационный ряд</text:span></text:p>
      <text:p text:style-name="P5"/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office:value-type="string">
            <text:p text:style-name="P6">182</text:p>
          </table:table-cell>
          <table:table-cell table:style-name="Таблица1.A1" office:value-type="string">
            <text:p text:style-name="P6">182</text:p>
          </table:table-cell>
          <table:table-cell table:style-name="Таблица1.A1" office:value-type="string">
            <text:p text:style-name="P6">183</text:p>
          </table:table-cell>
          <table:table-cell table:style-name="Таблица1.A1" office:value-type="string">
            <text:p text:style-name="P6">184</text:p>
          </table:table-cell>
          <table:table-cell table:style-name="Таблица1.A1" office:value-type="string">
            <text:p text:style-name="P6">185</text:p>
          </table:table-cell>
          <table:table-cell table:style-name="Таблица1.A1" office:value-type="string">
            <text:p text:style-name="P6">185</text:p>
          </table:table-cell>
          <table:table-cell table:style-name="Таблица1.A1" office:value-type="string">
            <text:p text:style-name="P6">186</text:p>
          </table:table-cell>
          <table:table-cell table:style-name="Таблица1.A1" office:value-type="string">
            <text:p text:style-name="P6">187</text:p>
          </table:table-cell>
          <table:table-cell table:style-name="Таблица1.A1" office:value-type="string">
            <text:p text:style-name="P6">189</text:p>
          </table:table-cell>
          <table:table-cell table:style-name="Таблица1.A1" office:value-type="string">
            <text:p text:style-name="P6">189</text:p>
          </table:table-cell>
        </table:table-row>
        <table:table-row>
          <table:table-cell table:style-name="Таблица1.A1" office:value-type="string">
            <text:p text:style-name="P6">190</text:p>
          </table:table-cell>
          <table:table-cell table:style-name="Таблица1.A1" office:value-type="string">
            <text:p text:style-name="P6">190</text:p>
          </table:table-cell>
          <table:table-cell table:style-name="Таблица1.A1" office:value-type="string">
            <text:p text:style-name="P27">191</text:p>
          </table:table-cell>
          <table:table-cell table:style-name="Таблица1.A1" office:value-type="string">
            <text:p text:style-name="P27">191</text:p>
          </table:table-cell>
          <table:table-cell table:style-name="Таблица1.A1" office:value-type="string">
            <text:p text:style-name="P27">192</text:p>
          </table:table-cell>
          <table:table-cell table:style-name="Таблица1.A1" office:value-type="string">
            <text:p text:style-name="P27">193</text:p>
          </table:table-cell>
          <table:table-cell table:style-name="Таблица1.A1" office:value-type="string">
            <text:p text:style-name="P27">193</text:p>
          </table:table-cell>
          <table:table-cell table:style-name="Таблица1.A1" office:value-type="string">
            <text:p text:style-name="P27">193</text:p>
          </table:table-cell>
          <table:table-cell table:style-name="Таблица1.A1" office:value-type="string">
            <text:p text:style-name="P27">195</text:p>
          </table:table-cell>
          <table:table-cell table:style-name="Таблица1.A1" office:value-type="string">
            <text:p text:style-name="P27">195</text:p>
          </table:table-cell>
        </table:table-row>
        <table:table-row>
          <table:table-cell table:style-name="Таблица1.A1" office:value-type="string">
            <text:p text:style-name="P27">196</text:p>
          </table:table-cell>
          <table:table-cell table:style-name="Таблица1.A1" office:value-type="string">
            <text:p text:style-name="P27">196</text:p>
          </table:table-cell>
          <table:table-cell table:style-name="Таблица1.A1" office:value-type="string">
            <text:p text:style-name="P27">197</text:p>
          </table:table-cell>
          <table:table-cell table:style-name="Таблица1.A1" office:value-type="string">
            <text:p text:style-name="P27">197</text:p>
          </table:table-cell>
          <table:table-cell table:style-name="Таблица1.A1" office:value-type="string">
            <text:p text:style-name="P27">198</text:p>
          </table:table-cell>
          <table:table-cell table:style-name="Таблица1.A1" office:value-type="string">
            <text:p text:style-name="P27">198</text:p>
          </table:table-cell>
          <table:table-cell table:style-name="Таблица1.A1" office:value-type="string">
            <text:p text:style-name="P27">199</text:p>
          </table:table-cell>
          <table:table-cell table:style-name="Таблица1.A1" office:value-type="string">
            <text:p text:style-name="P27">201</text:p>
          </table:table-cell>
          <table:table-cell table:style-name="Таблица1.A1" office:value-type="string">
            <text:p text:style-name="P27">201</text:p>
          </table:table-cell>
          <table:table-cell table:style-name="Таблица1.A1" office:value-type="string">
            <text:p text:style-name="P27">202</text:p>
          </table:table-cell>
        </table:table-row>
        <table:table-row>
          <table:table-cell table:style-name="Таблица1.A1" office:value-type="string">
            <text:p text:style-name="P27">202</text:p>
          </table:table-cell>
          <table:table-cell table:style-name="Таблица1.A1" office:value-type="string">
            <text:p text:style-name="P27">202</text:p>
          </table:table-cell>
          <table:table-cell table:style-name="Таблица1.A1" office:value-type="string">
            <text:p text:style-name="P27">202</text:p>
          </table:table-cell>
          <table:table-cell table:style-name="Таблица1.A1" office:value-type="string">
            <text:p text:style-name="P27">203</text:p>
          </table:table-cell>
          <table:table-cell table:style-name="Таблица1.A1" office:value-type="string">
            <text:p text:style-name="P27">203</text:p>
          </table:table-cell>
          <table:table-cell table:style-name="Таблица1.A1" office:value-type="string">
            <text:p text:style-name="P27">203</text:p>
          </table:table-cell>
          <table:table-cell table:style-name="Таблица1.A1" office:value-type="string">
            <text:p text:style-name="P27">204</text:p>
          </table:table-cell>
          <table:table-cell table:style-name="Таблица1.A1" office:value-type="string">
            <text:p text:style-name="P27">204</text:p>
          </table:table-cell>
          <table:table-cell table:style-name="Таблица1.A1" office:value-type="string">
            <text:p text:style-name="P27">204</text:p>
          </table:table-cell>
          <table:table-cell table:style-name="Таблица1.A1" office:value-type="string">
            <text:p text:style-name="P27">205</text:p>
          </table:table-cell>
        </table:table-row>
        <table:table-row>
          <table:table-cell table:style-name="Таблица1.A1" office:value-type="string">
            <text:p text:style-name="P27">205</text:p>
          </table:table-cell>
          <table:table-cell table:style-name="Таблица1.A1" office:value-type="string">
            <text:p text:style-name="P27">205</text:p>
          </table:table-cell>
          <table:table-cell table:style-name="Таблица1.A1" office:value-type="string">
            <text:p text:style-name="P27">207</text:p>
          </table:table-cell>
          <table:table-cell table:style-name="Таблица1.A1" office:value-type="string">
            <text:p text:style-name="P27">207</text:p>
          </table:table-cell>
          <table:table-cell table:style-name="Таблица1.A1" office:value-type="string">
            <text:p text:style-name="P27">207</text:p>
          </table:table-cell>
          <table:table-cell table:style-name="Таблица1.A1" office:value-type="string">
            <text:p text:style-name="P27">207</text:p>
          </table:table-cell>
          <table:table-cell table:style-name="Таблица1.A1" office:value-type="string">
            <text:p text:style-name="P27">207</text:p>
          </table:table-cell>
          <table:table-cell table:style-name="Таблица1.A1" office:value-type="string">
            <text:p text:style-name="P27">208</text:p>
          </table:table-cell>
          <table:table-cell table:style-name="Таблица1.A1" office:value-type="string">
            <text:p text:style-name="P27">208</text:p>
          </table:table-cell>
          <table:table-cell table:style-name="Таблица1.A1" office:value-type="string">
            <text:p text:style-name="P27">208</text:p>
          </table:table-cell>
        </table:table-row>
        <table:table-row>
          <table:table-cell table:style-name="Таблица1.A1" office:value-type="string">
            <text:p text:style-name="P27">209</text:p>
          </table:table-cell>
          <table:table-cell table:style-name="Таблица1.A1" office:value-type="string">
            <text:p text:style-name="P27">210</text:p>
          </table:table-cell>
          <table:table-cell table:style-name="Таблица1.A1" office:value-type="string">
            <text:p text:style-name="P27">210</text:p>
          </table:table-cell>
          <table:table-cell table:style-name="Таблица1.A1" office:value-type="string">
            <text:p text:style-name="P27">210</text:p>
          </table:table-cell>
          <table:table-cell table:style-name="Таблица1.A1" office:value-type="string">
            <text:p text:style-name="P27">211</text:p>
          </table:table-cell>
          <table:table-cell table:style-name="Таблица1.A1" office:value-type="string">
            <text:p text:style-name="P27">211</text:p>
          </table:table-cell>
          <table:table-cell table:style-name="Таблица1.A1" office:value-type="string">
            <text:p text:style-name="P27">211</text:p>
          </table:table-cell>
          <table:table-cell table:style-name="Таблица1.A1" office:value-type="string">
            <text:p text:style-name="P27">211</text:p>
          </table:table-cell>
          <table:table-cell table:style-name="Таблица1.A1" office:value-type="string">
            <text:p text:style-name="P27">213</text:p>
          </table:table-cell>
          <table:table-cell table:style-name="Таблица1.A1" office:value-type="string">
            <text:p text:style-name="P27">213</text:p>
          </table:table-cell>
        </table:table-row>
        <table:table-row>
          <table:table-cell table:style-name="Таблица1.A1" office:value-type="string">
            <text:p text:style-name="P27">213</text:p>
          </table:table-cell>
          <table:table-cell table:style-name="Таблица1.A1" office:value-type="string">
            <text:p text:style-name="P27">214</text:p>
          </table:table-cell>
          <table:table-cell table:style-name="Таблица1.A1" office:value-type="string">
            <text:p text:style-name="P27">214</text:p>
          </table:table-cell>
          <table:table-cell table:style-name="Таблица1.A1" office:value-type="string">
            <text:p text:style-name="P27">215</text:p>
          </table:table-cell>
          <table:table-cell table:style-name="Таблица1.A1" office:value-type="string">
            <text:p text:style-name="P27">215</text:p>
          </table:table-cell>
          <table:table-cell table:style-name="Таблица1.A1" office:value-type="string">
            <text:p text:style-name="P27">215</text:p>
          </table:table-cell>
          <table:table-cell table:style-name="Таблица1.A1" office:value-type="string">
            <text:p text:style-name="P27">216</text:p>
          </table:table-cell>
          <table:table-cell table:style-name="Таблица1.A1" office:value-type="string">
            <text:p text:style-name="P27">216</text:p>
          </table:table-cell>
          <table:table-cell table:style-name="Таблица1.A1" office:value-type="string">
            <text:p text:style-name="P27">216</text:p>
          </table:table-cell>
          <table:table-cell table:style-name="Таблица1.A1" office:value-type="string">
            <text:p text:style-name="P27">217</text:p>
          </table:table-cell>
        </table:table-row>
        <table:table-row>
          <table:table-cell table:style-name="Таблица1.A1" office:value-type="string">
            <text:p text:style-name="P27">217</text:p>
          </table:table-cell>
          <table:table-cell table:style-name="Таблица1.A1" office:value-type="string">
            <text:p text:style-name="P27">217</text:p>
          </table:table-cell>
          <table:table-cell table:style-name="Таблица1.A1" office:value-type="string">
            <text:p text:style-name="P27">219</text:p>
          </table:table-cell>
          <table:table-cell table:style-name="Таблица1.A1" office:value-type="string">
            <text:p text:style-name="P27">220</text:p>
          </table:table-cell>
          <table:table-cell table:style-name="Таблица1.A1" office:value-type="string">
            <text:p text:style-name="P27">220</text:p>
          </table:table-cell>
          <table:table-cell table:style-name="Таблица1.A1" office:value-type="string">
            <text:p text:style-name="P27">220</text:p>
          </table:table-cell>
          <table:table-cell table:style-name="Таблица1.A1" office:value-type="string">
            <text:p text:style-name="P27">220</text:p>
          </table:table-cell>
          <table:table-cell table:style-name="Таблица1.A1" office:value-type="string">
            <text:p text:style-name="P27">220</text:p>
          </table:table-cell>
          <table:table-cell table:style-name="Таблица1.A1" office:value-type="string">
            <text:p text:style-name="P27">221</text:p>
          </table:table-cell>
          <table:table-cell table:style-name="Таблица1.A1" office:value-type="string">
            <text:p text:style-name="P27">222</text:p>
          </table:table-cell>
        </table:table-row>
        <table:table-row>
          <table:table-cell table:style-name="Таблица1.A1" office:value-type="string">
            <text:p text:style-name="P27">223</text:p>
          </table:table-cell>
          <table:table-cell table:style-name="Таблица1.A1" office:value-type="string">
            <text:p text:style-name="P27">225</text:p>
          </table:table-cell>
          <table:table-cell table:style-name="Таблица1.A1" office:value-type="string">
            <text:p text:style-name="P27">225</text:p>
          </table:table-cell>
          <table:table-cell table:style-name="Таблица1.A1" office:value-type="string">
            <text:p text:style-name="P27">225</text:p>
          </table:table-cell>
          <table:table-cell table:style-name="Таблица1.A1" office:value-type="string">
            <text:p text:style-name="P27">226</text:p>
          </table:table-cell>
          <table:table-cell table:style-name="Таблица1.A1" office:value-type="string">
            <text:p text:style-name="P27">226</text:p>
          </table:table-cell>
          <table:table-cell table:style-name="Таблица1.A1" office:value-type="string">
            <text:p text:style-name="P27">227</text:p>
          </table:table-cell>
          <table:table-cell table:style-name="Таблица1.A1" office:value-type="string">
            <text:p text:style-name="P27">227</text:p>
          </table:table-cell>
          <table:table-cell table:style-name="Таблица1.A1" office:value-type="string">
            <text:p text:style-name="P27">227</text:p>
          </table:table-cell>
          <table:table-cell table:style-name="Таблица1.A1" office:value-type="string">
            <text:p text:style-name="P27">228</text:p>
          </table:table-cell>
        </table:table-row>
        <table:table-row>
          <table:table-cell table:style-name="Таблица1.A1" office:value-type="string">
            <text:p text:style-name="P27">229</text:p>
          </table:table-cell>
          <table:table-cell table:style-name="Таблица1.A1" office:value-type="string">
            <text:p text:style-name="P27">231</text:p>
          </table:table-cell>
          <table:table-cell table:style-name="Таблица1.A1" office:value-type="string">
            <text:p text:style-name="P27">232</text:p>
          </table:table-cell>
          <table:table-cell table:style-name="Таблица1.A1" office:value-type="string">
            <text:p text:style-name="P27">232</text:p>
          </table:table-cell>
          <table:table-cell table:style-name="Таблица1.A1" office:value-type="string">
            <text:p text:style-name="P27">233</text:p>
          </table:table-cell>
          <table:table-cell table:style-name="Таблица1.A1" office:value-type="string">
            <text:p text:style-name="P27">233</text:p>
          </table:table-cell>
          <table:table-cell table:style-name="Таблица1.A1" office:value-type="string">
            <text:p text:style-name="P27">234</text:p>
          </table:table-cell>
          <table:table-cell table:style-name="Таблица1.A1" office:value-type="string">
            <text:p text:style-name="P27">235</text:p>
          </table:table-cell>
          <table:table-cell table:style-name="Таблица1.A1" office:value-type="string">
            <text:p text:style-name="P27">236</text:p>
          </table:table-cell>
          <table:table-cell table:style-name="Таблица1.A1" office:value-type="string">
            <text:p text:style-name="P27">236</text:p>
          </table:table-cell>
        </table:table-row>
      </table:table>
      <text:p text:style-name="P3"/>
      <text:p text:style-name="P5"><text:span text:style-name="T2">б) </text:span>Находим размах варьирования <draw:frame draw:style-name="fr1" draw:name="Объект1" text:anchor-type="as-char" svg:y="-0.377cm" svg:width="3.281cm" svg:height="0.467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9">разбиваем его на 9 интервалов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6">Интервалы</text:p>
          </table:table-cell>
          <table:table-cell table:style-name="Таблица2.A1" table:number-columns-spanned="2" office:value-type="string">
            <text:p text:style-name="P16">Границы интервала</text:p>
          </table:table-cell>
          <table:covered-table-cell/>
          <table:table-cell table:style-name="Таблица2.A1" office:value-type="string">
            <text:p text:style-name="P16">Середина интервала</text:p>
          </table:table-cell>
          <table:table-cell table:style-name="Таблица2.A1" office:value-type="string">
            <text:p text:style-name="P16">Частота интервала</text:p>
          </table:table-cell>
          <table:table-cell table:style-name="Таблица2.A1" office:value-type="string">
            <text:p text:style-name="P16">Относительная частота</text:p>
          </table:table-cell>
          <table:table-cell table:style-name="Таблица2.A1" office:value-type="string">
            <text:p text:style-name="P16">Плотность относительной частоты</text:p>
          </table:table-cell>
        </table:table-row>
        <table:table-row table:style-name="Таблица2.1">
          <table:table-cell table:style-name="Таблица2.A1" office:value-type="string">
            <text:p text:style-name="P16">1</text:p>
          </table:table-cell>
          <table:table-cell table:style-name="Таблица2.B2" office:value-type="float" office:value="182">
            <text:p text:style-name="P28">182</text:p>
          </table:table-cell>
          <table:table-cell table:style-name="Таблица2.B2" office:value-type="float" office:value="188">
            <text:p text:style-name="P28">188</text:p>
          </table:table-cell>
          <table:table-cell table:style-name="Таблица2.B2" office:value-type="float" office:value="185">
            <text:p text:style-name="P28">185</text:p>
          </table:table-cell>
          <table:table-cell table:style-name="Таблица2.B2" office:value-type="float" office:value="8">
            <text:p text:style-name="P28">8</text:p>
          </table:table-cell>
          <table:table-cell table:style-name="Таблица2.B2" office:value-type="float" office:value="0.08">
            <text:p text:style-name="P28">0,08</text:p>
          </table:table-cell>
          <table:table-cell table:style-name="Таблица2.G2" office:value-type="float" office:value="0.0133333333333333">
            <text:p text:style-name="P28">0,013</text:p>
          </table:table-cell>
        </table:table-row>
        <table:table-row table:style-name="Таблица2.1">
          <table:table-cell table:style-name="Таблица2.A1" office:value-type="string">
            <text:p text:style-name="P16">2</text:p>
          </table:table-cell>
          <table:table-cell table:style-name="Таблица2.B2" office:value-type="float" office:value="188">
            <text:p text:style-name="P28">188</text:p>
          </table:table-cell>
          <table:table-cell table:style-name="Таблица2.B2" office:value-type="float" office:value="194">
            <text:p text:style-name="P28">194</text:p>
          </table:table-cell>
          <table:table-cell table:style-name="Таблица2.B2" office:value-type="float" office:value="191">
            <text:p text:style-name="P28">191</text:p>
          </table:table-cell>
          <table:table-cell table:style-name="Таблица2.B2" office:value-type="float" office:value="10">
            <text:p text:style-name="P28">10</text:p>
          </table:table-cell>
          <table:table-cell table:style-name="Таблица2.B2" office:value-type="float" office:value="0.1">
            <text:p text:style-name="P28">0,1</text:p>
          </table:table-cell>
          <table:table-cell table:style-name="Таблица2.G2" office:value-type="float" office:value="0.0166666666666667">
            <text:p text:style-name="P28">0,017</text:p>
          </table:table-cell>
        </table:table-row>
        <table:table-row table:style-name="Таблица2.1">
          <table:table-cell table:style-name="Таблица2.A1" office:value-type="string">
            <text:p text:style-name="P16">3</text:p>
          </table:table-cell>
          <table:table-cell table:style-name="Таблица2.B2" office:value-type="float" office:value="194">
            <text:p text:style-name="P28">194</text:p>
          </table:table-cell>
          <table:table-cell table:style-name="Таблица2.B2" office:value-type="float" office:value="200">
            <text:p text:style-name="P28">200</text:p>
          </table:table-cell>
          <table:table-cell table:style-name="Таблица2.B2" office:value-type="float" office:value="197">
            <text:p text:style-name="P28">197</text:p>
          </table:table-cell>
          <table:table-cell table:style-name="Таблица2.B2" office:value-type="float" office:value="9">
            <text:p text:style-name="P28">9</text:p>
          </table:table-cell>
          <table:table-cell table:style-name="Таблица2.B2" office:value-type="float" office:value="0.09">
            <text:p text:style-name="P28">0,09</text:p>
          </table:table-cell>
          <table:table-cell table:style-name="Таблица2.G2" office:value-type="float" office:value="0.015">
            <text:p text:style-name="P28">0,015</text:p>
          </table:table-cell>
        </table:table-row>
        <table:table-row table:style-name="Таблица2.1">
          <table:table-cell table:style-name="Таблица2.A1" office:value-type="string">
            <text:p text:style-name="P16">4</text:p>
          </table:table-cell>
          <table:table-cell table:style-name="Таблица2.B2" office:value-type="float" office:value="200">
            <text:p text:style-name="P28">200</text:p>
          </table:table-cell>
          <table:table-cell table:style-name="Таблица2.B2" office:value-type="float" office:value="206">
            <text:p text:style-name="P28">206</text:p>
          </table:table-cell>
          <table:table-cell table:style-name="Таблица2.B2" office:value-type="float" office:value="203">
            <text:p text:style-name="P28">203</text:p>
          </table:table-cell>
          <table:table-cell table:style-name="Таблица2.B2" office:value-type="float" office:value="15">
            <text:p text:style-name="P28">15</text:p>
          </table:table-cell>
          <table:table-cell table:style-name="Таблица2.B2" office:value-type="float" office:value="0.15">
            <text:p text:style-name="P28">0,15</text:p>
          </table:table-cell>
          <table:table-cell table:style-name="Таблица2.G2" office:value-type="float" office:value="0.025">
            <text:p text:style-name="P28">0,025</text:p>
          </table:table-cell>
        </table:table-row>
        <table:table-row table:style-name="Таблица2.1">
          <table:table-cell table:style-name="Таблица2.A1" office:value-type="string">
            <text:p text:style-name="P16">5</text:p>
          </table:table-cell>
          <table:table-cell table:style-name="Таблица2.B2" office:value-type="float" office:value="206">
            <text:p text:style-name="P28">206</text:p>
          </table:table-cell>
          <table:table-cell table:style-name="Таблица2.B2" office:value-type="float" office:value="212">
            <text:p text:style-name="P28">212</text:p>
          </table:table-cell>
          <table:table-cell table:style-name="Таблица2.B2" office:value-type="float" office:value="209">
            <text:p text:style-name="P28">209</text:p>
          </table:table-cell>
          <table:table-cell table:style-name="Таблица2.B2" office:value-type="float" office:value="16">
            <text:p text:style-name="P28">16</text:p>
          </table:table-cell>
          <table:table-cell table:style-name="Таблица2.B2" office:value-type="float" office:value="0.16">
            <text:p text:style-name="P28">0,16</text:p>
          </table:table-cell>
          <table:table-cell table:style-name="Таблица2.G2" office:value-type="float" office:value="0.0266666666666667">
            <text:p text:style-name="P28">0,027</text:p>
          </table:table-cell>
        </table:table-row>
        <table:table-row table:style-name="Таблица2.1">
          <table:table-cell table:style-name="Таблица2.A1" office:value-type="string">
            <text:p text:style-name="P16">6</text:p>
          </table:table-cell>
          <table:table-cell table:style-name="Таблица2.B2" office:value-type="float" office:value="212">
            <text:p text:style-name="P28">212</text:p>
          </table:table-cell>
          <table:table-cell table:style-name="Таблица2.B2" office:value-type="float" office:value="218">
            <text:p text:style-name="P28">218</text:p>
          </table:table-cell>
          <table:table-cell table:style-name="Таблица2.B2" office:value-type="float" office:value="215">
            <text:p text:style-name="P28">215</text:p>
          </table:table-cell>
          <table:table-cell table:style-name="Таблица2.B2" office:value-type="float" office:value="14">
            <text:p text:style-name="P28">14</text:p>
          </table:table-cell>
          <table:table-cell table:style-name="Таблица2.B2" office:value-type="float" office:value="0.14">
            <text:p text:style-name="P28">0,14</text:p>
          </table:table-cell>
          <table:table-cell table:style-name="Таблица2.G2" office:value-type="float" office:value="0.0233333333333333">
            <text:p text:style-name="P28">0,023</text:p>
          </table:table-cell>
        </table:table-row>
        <table:table-row table:style-name="Таблица2.1">
          <table:table-cell table:style-name="Таблица2.A1" office:value-type="string">
            <text:p text:style-name="P16">7</text:p>
          </table:table-cell>
          <table:table-cell table:style-name="Таблица2.B2" office:value-type="float" office:value="218">
            <text:p text:style-name="P28">218</text:p>
          </table:table-cell>
          <table:table-cell table:style-name="Таблица2.B2" office:value-type="float" office:value="224">
            <text:p text:style-name="P28">224</text:p>
          </table:table-cell>
          <table:table-cell table:style-name="Таблица2.B2" office:value-type="float" office:value="221">
            <text:p text:style-name="P28">221</text:p>
          </table:table-cell>
          <table:table-cell table:style-name="Таблица2.B2" office:value-type="float" office:value="9">
            <text:p text:style-name="P28">9</text:p>
          </table:table-cell>
          <table:table-cell table:style-name="Таблица2.B2" office:value-type="float" office:value="0.09">
            <text:p text:style-name="P28">0,09</text:p>
          </table:table-cell>
          <table:table-cell table:style-name="Таблица2.G2" office:value-type="float" office:value="0.015">
            <text:p text:style-name="P28">0,015</text:p>
          </table:table-cell>
        </table:table-row>
        <table:table-row table:style-name="Таблица2.1">
          <table:table-cell table:style-name="Таблица2.A1" office:value-type="string">
            <text:p text:style-name="P16">8</text:p>
          </table:table-cell>
          <table:table-cell table:style-name="Таблица2.B2" office:value-type="float" office:value="224">
            <text:p text:style-name="P28">224</text:p>
          </table:table-cell>
          <table:table-cell table:style-name="Таблица2.B2" office:value-type="float" office:value="230">
            <text:p text:style-name="P28">230</text:p>
          </table:table-cell>
          <table:table-cell table:style-name="Таблица2.B2" office:value-type="float" office:value="227">
            <text:p text:style-name="P28">227</text:p>
          </table:table-cell>
          <table:table-cell table:style-name="Таблица2.B2" office:value-type="float" office:value="10">
            <text:p text:style-name="P28">10</text:p>
          </table:table-cell>
          <table:table-cell table:style-name="Таблица2.B2" office:value-type="float" office:value="0.1">
            <text:p text:style-name="P28">0,1</text:p>
          </table:table-cell>
          <table:table-cell table:style-name="Таблица2.G2" office:value-type="float" office:value="0.0166666666666667">
            <text:p text:style-name="P28">0,017</text:p>
          </table:table-cell>
        </table:table-row>
        <table:table-row table:style-name="Таблица2.1">
          <table:table-cell table:style-name="Таблица2.A1" office:value-type="string">
            <text:p text:style-name="P16">9</text:p>
          </table:table-cell>
          <table:table-cell table:style-name="Таблица2.B2" office:value-type="float" office:value="230">
            <text:p text:style-name="P28">230</text:p>
          </table:table-cell>
          <table:table-cell table:style-name="Таблица2.B2" office:value-type="float" office:value="236">
            <text:p text:style-name="P28">236</text:p>
          </table:table-cell>
          <table:table-cell table:style-name="Таблица2.B2" office:value-type="float" office:value="233">
            <text:p text:style-name="P28">233</text:p>
          </table:table-cell>
          <table:table-cell table:style-name="Таблица2.B2" office:value-type="float" office:value="9">
            <text:p text:style-name="P28">9</text:p>
          </table:table-cell>
          <table:table-cell table:style-name="Таблица2.B2" office:value-type="float" office:value="0.09">
            <text:p text:style-name="P28">0,09</text:p>
          </table:table-cell>
          <table:table-cell table:style-name="Таблица2.G2" office:value-type="float" office:value="0.015">
            <text:p text:style-name="P28">0,015</text:p>
          </table:table-cell>
        </table:table-row>
      </table:table>
      <text:p text:style-name="Standard"><text:soft-page-break/></text:p>
      <text:p text:style-name="P5"/>
      <text:p text:style-name="P7">в) <text:span text:style-name="T5">Построить полигон частот, </text:span><text:span text:style-name="T7">г</text:span><text:span text:style-name="T5">исто</text:span><text:span text:style-name="T7">г</text:span><text:span text:style-name="T5">рамм</text:span><text:span text:style-name="T7">у</text:span><text:span text:style-name="T5"> относительных</text:span></text:p>
      <text:p text:style-name="P7"><text:span text:style-name="T5">частот и </text:span><text:span text:style-name="T7">г</text:span><text:span text:style-name="T5">рафи</text:span><text:span text:style-name="T7">к</text:span><text:span text:style-name="T5"> эмпиричес</text:span><text:span text:style-name="T7">к</text:span><text:span text:style-name="T5">ой ф</text:span><text:span text:style-name="T7">у</text:span><text:span text:style-name="T5">н</text:span><text:span text:style-name="T7">к</text:span><text:span text:style-name="T5">ции распределения</text:span></text:p>
      <text:p text:style-name="P7"><draw:frame draw:style-name="fr3" draw:name="Объект2" text:anchor-type="char" svg:x="0.071cm" svg:y="0.497cm" svg:width="17.209cm" svg:height="9.719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2" draw:name="Объект3" text:anchor-type="char" svg:width="17.209cm" svg:height="9.719cm" draw:z-index="17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><text:soft-page-break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6">x</text:p>
          </table:table-cell>
          <table:table-cell table:style-name="Таблица3.A1" office:value-type="string">
            <text:p text:style-name="P16">F*(x)</text:p>
          </table:table-cell>
        </table:table-row>
        <table:table-row table:style-name="Таблица3.1">
          <table:table-cell table:style-name="Таблица3.A2" office:value-type="float" office:value="182">
            <text:p text:style-name="P28">182</text:p>
          </table:table-cell>
          <table:table-cell table:style-name="Таблица3.A2" office:value-type="float" office:value="0">
            <text:p text:style-name="P28">0</text:p>
          </table:table-cell>
        </table:table-row>
        <table:table-row table:style-name="Таблица3.1">
          <table:table-cell table:style-name="Таблица3.A2" office:value-type="float" office:value="188">
            <text:p text:style-name="P28">188</text:p>
          </table:table-cell>
          <table:table-cell table:style-name="Таблица3.A2" office:value-type="float" office:value="0.08">
            <text:p text:style-name="P28">0,08</text:p>
          </table:table-cell>
        </table:table-row>
        <table:table-row table:style-name="Таблица3.1">
          <table:table-cell table:style-name="Таблица3.A2" office:value-type="float" office:value="194">
            <text:p text:style-name="P28">194</text:p>
          </table:table-cell>
          <table:table-cell table:style-name="Таблица3.A2" office:value-type="float" office:value="0.18">
            <text:p text:style-name="P28">0,18</text:p>
          </table:table-cell>
        </table:table-row>
        <table:table-row table:style-name="Таблица3.1">
          <table:table-cell table:style-name="Таблица3.A2" office:value-type="float" office:value="200">
            <text:p text:style-name="P28">200</text:p>
          </table:table-cell>
          <table:table-cell table:style-name="Таблица3.A2" office:value-type="float" office:value="0.27">
            <text:p text:style-name="P28">0,27</text:p>
          </table:table-cell>
        </table:table-row>
        <table:table-row table:style-name="Таблица3.1">
          <table:table-cell table:style-name="Таблица3.A2" office:value-type="float" office:value="206">
            <text:p text:style-name="P28">206</text:p>
          </table:table-cell>
          <table:table-cell table:style-name="Таблица3.A2" office:value-type="float" office:value="0.42">
            <text:p text:style-name="P28">0,42</text:p>
          </table:table-cell>
        </table:table-row>
        <table:table-row table:style-name="Таблица3.1">
          <table:table-cell table:style-name="Таблица3.A2" office:value-type="float" office:value="212">
            <text:p text:style-name="P28">212</text:p>
          </table:table-cell>
          <table:table-cell table:style-name="Таблица3.A2" office:value-type="float" office:value="0.58">
            <text:p text:style-name="P28">0,58</text:p>
          </table:table-cell>
        </table:table-row>
        <table:table-row table:style-name="Таблица3.1">
          <table:table-cell table:style-name="Таблица3.A2" office:value-type="float" office:value="218">
            <text:p text:style-name="P28">218</text:p>
          </table:table-cell>
          <table:table-cell table:style-name="Таблица3.A2" office:value-type="float" office:value="0.72">
            <text:p text:style-name="P28">0,72</text:p>
          </table:table-cell>
        </table:table-row>
        <table:table-row table:style-name="Таблица3.1">
          <table:table-cell table:style-name="Таблица3.A2" office:value-type="float" office:value="224">
            <text:p text:style-name="P28">224</text:p>
          </table:table-cell>
          <table:table-cell table:style-name="Таблица3.A2" office:value-type="float" office:value="0.81">
            <text:p text:style-name="P28">0,81</text:p>
          </table:table-cell>
        </table:table-row>
        <table:table-row table:style-name="Таблица3.1">
          <table:table-cell table:style-name="Таблица3.A2" office:value-type="float" office:value="230">
            <text:p text:style-name="P28">230</text:p>
          </table:table-cell>
          <table:table-cell table:style-name="Таблица3.A2" office:value-type="float" office:value="0.91">
            <text:p text:style-name="P28">0,91</text:p>
          </table:table-cell>
        </table:table-row>
        <table:table-row table:style-name="Таблица3.1">
          <table:table-cell table:style-name="Таблица3.A2" office:value-type="float" office:value="236">
            <text:p text:style-name="P28">236</text:p>
          </table:table-cell>
          <table:table-cell table:style-name="Таблица3.A2" office:value-type="float" office:value="1">
            <text:p text:style-name="P28">1</text:p>
          </table:table-cell>
        </table:table-row>
      </table:table>
      <text:p text:style-name="P20"/>
      <text:p text:style-name="P8"/>
      <text:p text:style-name="P8"/>
      <text:p text:style-name="P8"><draw:frame draw:style-name="fr2" draw:name="Объект4" text:anchor-type="char" svg:width="17.209cm" svg:height="9.719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P9">г) <text:span text:style-name="T7">Н</text:span><text:span text:style-name="T3">айти числовые хара</text:span><text:span text:style-name="T7">к</text:span><text:span text:style-name="T3">теристи</text:span><text:span text:style-name="T7">ки</text:span><text:span text:style-name="T3"> выбор</text:span><text:span text:style-name="T7">к</text:span><text:span text:style-name="T3">и</text:span></text:p>
      <text:p text:style-name="P9"/>
      <text:p text:style-name="P9"><text:span text:style-name="T3"><draw:frame draw:style-name="fr1" draw:name="Объект5" text:anchor-type="as-char" svg:y="-0.619cm" svg:width="4.193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">- </text:span><text:span text:style-name="T4">мат. ожидание (выборочное среднее)</text:span></text:p>
      <text:p text:style-name="P14"/>
      <text:p text:style-name="P9"><text:span text:style-name="T3"><draw:frame draw:style-name="fr1" draw:name="Объект6" text:anchor-type="as-char" svg:y="-0.619cm" svg:width="5.487cm" svg:height="0.998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- </text:span><text:span text:style-name="T4">дисперсия</text:span></text:p>
      <text:p text:style-name="P9"/>
      <text:p text:style-name="P9"><draw:frame draw:style-name="fr1" draw:name="Объект7" text:anchor-type="as-char" svg:y="-0.377cm" svg:width="2.113cm" svg:height="0.531cm" draw:z-index="1"><draw:object xlink:href="./Object 7" xlink:type="simple" xlink:show="embed" xlink:actuate="onLoad"/><draw:image xlink:href="./ObjectReplacements/Object 7" xlink:type="simple" xlink:show="embed" xlink:actuate="onLoad"/></draw:frame><text:span text:style-name="T3">- </text:span><text:span text:style-name="T4">среднее квадратическое отклонение</text:span></text:p>
      <text:p text:style-name="P10"/>
      <text:p text:style-name="P10"/>
      <text:p text:style-name="P10"/>
      <text:p text:style-name="P10"><text:soft-page-break/>д) <text:span text:style-name="T3">приняв в </text:span><text:span text:style-name="T7">к</text:span><text:span text:style-name="T3">ачестве н</text:span><text:span text:style-name="T7">у</text:span><text:span text:style-name="T3">левой </text:span><text:span text:style-name="T7">г</text:span><text:span text:style-name="T3">ипотез</text:span><text:span text:style-name="T7">ы</text:span><text:span text:style-name="T3"> Н0: </text:span><text:span text:style-name="T7">г</text:span><text:span text:style-name="T3">енеральная со-</text:span></text:p>
      <text:p text:style-name="P10"><text:span text:style-name="T3">во</text:span><text:span text:style-name="T7">ку</text:span><text:span text:style-name="T3">пность, из </text:span><text:span text:style-name="T7">к</text:span><text:span text:style-name="T3">оторой извлечена выбор</text:span><text:span text:style-name="T7">к</text:span><text:span text:style-name="T3">а, имеет нормальное</text:span></text:p>
      <text:p text:style-name="P10"><text:span text:style-name="T3">распределение, проверить ее, польз</text:span><text:span text:style-name="T7">у</text:span><text:span text:style-name="T3">ясь </text:span><text:span text:style-name="T7">к</text:span><text:span text:style-name="T3">ритерием Пирсона</text:span></text:p>
      <text:p text:style-name="P10"><text:span text:style-name="T3">при </text:span><text:span text:style-name="T7">у</text:span><text:span text:style-name="T3">ровне значимости α = 0,025</text:span></text:p>
      <text:p text:style-name="P10"><text:s/></text:p>
      <table:table table:name="Таблица4" table:style-name="Таблица4">
        <table:table-column table:style-name="Таблица4.A" table:number-columns-repeated="4"/>
        <table:table-column table:style-name="Таблица4.E"/>
        <table:table-row table:style-name="Таблица4.1">
          <table:table-cell table:style-name="Таблица4.A1" office:value-type="string">
            <text:p text:style-name="P17">Середина интервала</text:p>
          </table:table-cell>
          <table:table-cell table:style-name="Таблица4.A1" office:value-type="string">
            <text:p text:style-name="P23"><draw:frame draw:style-name="fr1" draw:name="Объект8" text:anchor-type="as-char" svg:y="-0.377cm" svg:width="0.49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1" draw:name="Объект9" text:anchor-type="as-char" svg:y="-0.386cm" svg:width="1.194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1" draw:name="Объект10" text:anchor-type="as-char" svg:y="-0.377cm" svg:width="0.656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1" draw:name="Объект11" text:anchor-type="as-char" svg:y="-0.743cm" svg:width="1.847cm" svg:height="1.184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Таблица4.1">
          <table:table-cell table:style-name="Таблица4.A2" office:value-type="float" office:value="185">
            <text:p text:style-name="P28">185</text:p>
          </table:table-cell>
          <table:table-cell table:style-name="Таблица4.B2" office:value-type="float" office:value="-1.71386979058402">
            <text:p text:style-name="P28">-1,71</text:p>
          </table:table-cell>
          <table:table-cell table:style-name="Таблица4.C2" office:value-type="float" office:value="0.0918486318686152">
            <text:p text:style-name="P28">0,0918</text:p>
          </table:table-cell>
          <table:table-cell table:style-name="Таблица4.B2" office:value-type="float" office:value="3.90611899419584">
            <text:p text:style-name="P28">3,91</text:p>
          </table:table-cell>
          <table:table-cell table:style-name="Таблица4.E2" office:value-type="float" office:value="4.29066849079298">
            <text:p text:style-name="P28">4,291</text:p>
          </table:table-cell>
        </table:table-row>
        <table:table-row table:style-name="Таблица4.1">
          <table:table-cell table:style-name="Таблица4.A2" office:value-type="float" office:value="191">
            <text:p text:style-name="P28">191</text:p>
          </table:table-cell>
          <table:table-cell table:style-name="Таблица4.B2" office:value-type="float" office:value="-1.28859192691553">
            <text:p text:style-name="P28">-1,29</text:p>
          </table:table-cell>
          <table:table-cell table:style-name="Таблица4.C2" office:value-type="float" office:value="0.173917694769447">
            <text:p text:style-name="P28">0,1739</text:p>
          </table:table-cell>
          <table:table-cell table:style-name="Таблица4.B2" office:value-type="float" office:value="7.39633456856992">
            <text:p text:style-name="P28">7,40</text:p>
          </table:table-cell>
          <table:table-cell table:style-name="Таблица4.E2" office:value-type="float" office:value="0.916545028618781">
            <text:p text:style-name="P28">0,917</text:p>
          </table:table-cell>
        </table:table-row>
        <table:table-row table:style-name="Таблица4.1">
          <table:table-cell table:style-name="Таблица4.A2" office:value-type="float" office:value="197">
            <text:p text:style-name="P28">197</text:p>
          </table:table-cell>
          <table:table-cell table:style-name="Таблица4.B2" office:value-type="float" office:value="-0.863314063247039">
            <text:p text:style-name="P28">-0,86</text:p>
          </table:table-cell>
          <table:table-cell table:style-name="Таблица4.C2" office:value-type="float" office:value="0.274832318253121">
            <text:p text:style-name="P28">0,2748</text:p>
          </table:table-cell>
          <table:table-cell table:style-name="Таблица4.B2" office:value-type="float" office:value="11.6880101173746">
            <text:p text:style-name="P28">11,69</text:p>
          </table:table-cell>
          <table:table-cell table:style-name="Таблица4.E2" office:value-type="float" office:value="0.6181889233966">
            <text:p text:style-name="P28">0,618</text:p>
          </table:table-cell>
        </table:table-row>
        <table:table-row table:style-name="Таблица4.1">
          <table:table-cell table:style-name="Таблица4.A2" office:value-type="float" office:value="203">
            <text:p text:style-name="P28">203</text:p>
          </table:table-cell>
          <table:table-cell table:style-name="Таблица4.B2" office:value-type="float" office:value="-0.438036199578547">
            <text:p text:style-name="P28">-0,44</text:p>
          </table:table-cell>
          <table:table-cell table:style-name="Таблица4.C2" office:value-type="float" office:value="0.362447229429035">
            <text:p text:style-name="P28">0,3624</text:p>
          </table:table-cell>
          <table:table-cell table:style-name="Таблица4.B2" office:value-type="float" office:value="15.4140783424144">
            <text:p text:style-name="P28">15,41</text:p>
          </table:table-cell>
          <table:table-cell table:style-name="Таблица4.E2" office:value-type="float" office:value="0.011123653964107">
            <text:p text:style-name="P28">0,011</text:p>
          </table:table-cell>
        </table:table-row>
        <table:table-row table:style-name="Таблица4.1">
          <table:table-cell table:style-name="Таблица4.A2" office:value-type="float" office:value="209">
            <text:p text:style-name="P28">209</text:p>
          </table:table-cell>
          <table:table-cell table:style-name="Таблица4.B2" office:value-type="float" office:value="-0.0127583359100552">
            <text:p text:style-name="P28">-0,01</text:p>
          </table:table-cell>
          <table:table-cell table:style-name="Таблица4.C2" office:value-type="float" office:value="0.398909812780868">
            <text:p text:style-name="P28">0,3989</text:p>
          </table:table-cell>
          <table:table-cell table:style-name="Таблица4.B2" office:value-type="float" office:value="16.9647512975846">
            <text:p text:style-name="P28">16,96</text:p>
          </table:table-cell>
          <table:table-cell table:style-name="Таблица4.E2" office:value-type="float" office:value="0.0548634665999281">
            <text:p text:style-name="P28">0,055</text:p>
          </table:table-cell>
        </table:table-row>
        <table:table-row table:style-name="Таблица4.1">
          <table:table-cell table:style-name="Таблица4.A2" office:value-type="float" office:value="215">
            <text:p text:style-name="P28">215</text:p>
          </table:table-cell>
          <table:table-cell table:style-name="Таблица4.B2" office:value-type="float" office:value="0.412519527758437">
            <text:p text:style-name="P28">0,41</text:p>
          </table:table-cell>
          <table:table-cell table:style-name="Таблица4.C2" office:value-type="float" office:value="0.366401807304816">
            <text:p text:style-name="P28">0,3664</text:p>
          </table:table-cell>
          <table:table-cell table:style-name="Таблица4.B2" office:value-type="float" office:value="15.5822577854867">
            <text:p text:style-name="P28">15,58</text:p>
          </table:table-cell>
          <table:table-cell table:style-name="Таблица4.E2" office:value-type="float" office:value="0.160666043021376">
            <text:p text:style-name="P28">0,161</text:p>
          </table:table-cell>
        </table:table-row>
        <table:table-row table:style-name="Таблица4.1">
          <table:table-cell table:style-name="Таблица4.A2" office:value-type="float" office:value="221">
            <text:p text:style-name="P28">221</text:p>
          </table:table-cell>
          <table:table-cell table:style-name="Таблица4.B2" office:value-type="float" office:value="0.837797391426929">
            <text:p text:style-name="P28">0,84</text:p>
          </table:table-cell>
          <table:table-cell table:style-name="Таблица4.C2" office:value-type="float" office:value="0.280862299327145">
            <text:p text:style-name="P28">0,2809</text:p>
          </table:table-cell>
          <table:table-cell table:style-name="Таблица4.B2" office:value-type="float" office:value="11.9444518642869">
            <text:p text:style-name="P28">11,94</text:p>
          </table:table-cell>
          <table:table-cell table:style-name="Таблица4.E2" office:value-type="float" office:value="0.725843000550291">
            <text:p text:style-name="P28">0,726</text:p>
          </table:table-cell>
        </table:table-row>
        <table:table-row table:style-name="Таблица4.1">
          <table:table-cell table:style-name="Таблица4.A2" office:value-type="float" office:value="227">
            <text:p text:style-name="P28">227</text:p>
          </table:table-cell>
          <table:table-cell table:style-name="Таблица4.B2" office:value-type="float" office:value="1.26307525509542">
            <text:p text:style-name="P28">1,26</text:p>
          </table:table-cell>
          <table:table-cell table:style-name="Таблица4.C2" office:value-type="float" office:value="0.179672759902086">
            <text:p text:style-name="P28">0,1797</text:p>
          </table:table-cell>
          <table:table-cell table:style-name="Таблица4.B2" office:value-type="float" office:value="7.64108474905808">
            <text:p text:style-name="P28">7,64</text:p>
          </table:table-cell>
          <table:table-cell table:style-name="Таблица4.E2" office:value-type="float" office:value="0.728231834074646">
            <text:p text:style-name="P28">0,728</text:p>
          </table:table-cell>
        </table:table-row>
        <table:table-row table:style-name="Таблица4.1">
          <table:table-cell table:style-name="Таблица4.A2" office:value-type="float" office:value="233">
            <text:p text:style-name="P28">233</text:p>
          </table:table-cell>
          <table:table-cell table:style-name="Таблица4.B2" office:value-type="float" office:value="1.68835311876391">
            <text:p text:style-name="P28">1,69</text:p>
          </table:table-cell>
          <table:table-cell table:style-name="Таблица4.C2" office:value-type="float" office:value="0.0959232717209824">
            <text:p text:style-name="P28">0,0959</text:p>
          </table:table-cell>
          <table:table-cell table:style-name="Таблица4.B2" office:value-type="float" office:value="4.07940440735917">
            <text:p text:style-name="P28">4,08</text:p>
          </table:table-cell>
          <table:table-cell table:style-name="Таблица4.E2" office:value-type="float" office:value="5.93524411128201">
            <text:p text:style-name="P28">5,935</text:p>
          </table:table-cell>
        </table:table-row>
      </table:table>
      <text:p text:style-name="Standard"/>
      <text:p text:style-name="P10"><draw:frame draw:style-name="fr1" draw:name="Объект12" text:anchor-type="as-char" svg:y="-0.437cm" svg:width="2.469cm" svg:height="0.591cm" draw:z-index="4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Объект13" text:anchor-type="as-char" svg:y="-0.437cm" svg:width="1.827cm" svg:height="0.591cm" draw:z-index="5"><draw:object xlink:href="./Object 13" xlink:type="simple" xlink:show="embed" xlink:actuate="onLoad"/><draw:image xlink:href="./ObjectReplacements/Object 13" xlink:type="simple" xlink:show="embed" xlink:actuate="onLoad"/></draw:frame><text:s/><draw:frame draw:style-name="fr1" draw:name="Объект14" text:anchor-type="as-char" svg:y="-0.437cm" svg:width="5.151cm" svg:height="0.591cm" draw:z-index="6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/>
      <text:p text:style-name="P11">e) <text:span text:style-name="T8">Н</text:span><text:span text:style-name="T6">айти доверительные интервалы для математичес</text:span><text:span text:style-name="T8">к</text:span><text:span text:style-name="T6">о</text:span><text:span text:style-name="T8">г</text:span><text:span text:style-name="T6">о</text:span></text:p>
      <text:p text:style-name="P11"><text:span text:style-name="T6">ожидания и средне</text:span><text:span text:style-name="T8">г</text:span><text:span text:style-name="T6">о </text:span><text:span text:style-name="T8">к</text:span><text:span text:style-name="T6">вадратично</text:span><text:span text:style-name="T8">г</text:span><text:span text:style-name="T6">о от</text:span><text:span text:style-name="T8">к</text:span><text:span text:style-name="T6">лонения при надеж-</text:span></text:p>
      <text:p text:style-name="P11"><text:span text:style-name="T6">ности γ = 0,9</text:span><text:span text:style-name="T8">5</text:span></text:p>
      <text:p text:style-name="P12"/>
      <text:p text:style-name="P12"><draw:frame draw:style-name="fr1" draw:name="Объект15" text:anchor-type="as-char" svg:y="-0.377cm" svg:width="1.833cm" svg:height="0.524cm" draw:z-index="11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Объект16" text:anchor-type="as-char" svg:y="-0.377cm" svg:width="1.744cm" svg:height="0.467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3"><draw:frame draw:style-name="fr1" draw:name="Объект18" text:anchor-type="as-char" svg:y="-0.531cm" svg:width="1.693cm" svg:height="0.945cm" draw:z-index="13"><draw:object xlink:href="./Object 18" xlink:type="simple" xlink:show="embed" xlink:actuate="onLoad"/><draw:image xlink:href="./ObjectReplacements/Object 18" xlink:type="simple" xlink:show="embed" xlink:actuate="onLoad"/></draw:frame><text:s/><draw:frame draw:style-name="fr1" draw:name="Объект19" text:anchor-type="as-char" svg:y="-0.386cm" svg:width="7.108cm" svg:height="0.508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3"><draw:frame draw:style-name="fr1" draw:name="Объект17" text:anchor-type="as-char" svg:y="-0.386cm" svg:width="8.684cm" svg:height="0.542cm" draw:z-index="15"><draw:object xlink:href="./Object 19" xlink:type="simple" xlink:show="embed" xlink:actuate="onLoad"/><draw:image xlink:href="./ObjectReplacements/Object 1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0:10:57.609584102</meta:creation-date>
    <dc:date>2024-02-02T10:36:40.035562500</dc:date>
    <meta:editing-duration>PT27M15S</meta:editing-duration>
    <meta:editing-cycles>11</meta:editing-cycles>
    <meta:generator>LibreOffice/7.3.7.2$Linux_X86_64 LibreOffice_project/30$Build-2</meta:generator>
    <meta:print-date>2024-01-16T22:47:14.262482484</meta:print-date>
    <meta:document-statistic meta:table-count="5" meta:image-count="0" meta:object-count="19" meta:page-count="4" meta:paragraph-count="363" meta:word-count="436" meta:character-count="1862" meta:non-whitespace-character-count="1776"/>
  </office:meta>
</office:document-meta>
</file>

<file path=Object 1/content.xml><?xml version="1.0" encoding="utf-8"?>
<math xmlns="http://www.w3.org/1998/Math/MathML" display="block">
  <semantics>
    <mrow>
      <mi>ω</mi>
      <mo stretchy="false">=</mo>
      <mrow>
        <mn>236</mn>
        <mo stretchy="false">−</mo>
        <mn>182</mn>
      </mrow>
      <mo stretchy="false">=</mo>
      <mn>54</mn>
    </mrow>
    <annotation encoding="StarMath 5.0">%omega = 236 - 182 = 54

</annotation>
  </semantics>
</math>
</file>

<file path=Object 10/content.xml><?xml version="1.0" encoding="utf-8"?>
<math xmlns="http://www.w3.org/1998/Math/MathML" display="block">
  <semantics>
    <msub>
      <mrow>
        <mi>n</mi>
        <mi>'</mi>
      </mrow>
      <mi>i</mi>
    </msub>
    <annotation encoding="StarMath 5.0">{n'}_i</annotation>
  </semantics>
</math>
</file>

<file path=Object 11/content.xml><?xml version="1.0" encoding="utf-8"?>
<math xmlns="http://www.w3.org/1998/Math/MathML" display="block">
  <semantics>
    <mfrac>
      <msup>
        <mrow>
          <mo fence="true" form="prefix" stretchy="false">(</mo>
          <mrow>
            <mrow>
              <msub>
                <mi>n</mi>
                <mi>i</mi>
              </msub>
              <mo stretchy="false">−</mo>
              <msub>
                <mrow>
                  <mi>n</mi>
                  <mi>’</mi>
                </mrow>
                <mi>i</mi>
              </msub>
            </mrow>
          </mrow>
          <mo fence="true" form="postfix" stretchy="false">)</mo>
        </mrow>
        <mn>2</mn>
      </msup>
      <msub>
        <mrow>
          <mi>n</mi>
          <mi>’</mi>
        </mrow>
        <mi>i</mi>
      </msub>
    </mfrac>
    <annotation encoding="StarMath 5.0">(n_i - {n’}_i)^2 over {n’}_i</annotation>
  </semantics>
</math>
</file>

<file path=Object 12/content.xml><?xml version="1.0" encoding="utf-8"?>
<math xmlns="http://www.w3.org/1998/Math/MathML" display="block">
  <semantics>
    <mrow>
      <msubsup>
        <mi>χ</mi>
        <mi mathvariant="italic">набл</mi>
        <mn>2</mn>
      </msubsup>
      <mo stretchy="false">=</mo>
      <mn>13,441</mn>
    </mrow>
    <annotation encoding="StarMath 5.0">%chi^2_набл = 13,441</annotation>
  </semantics>
</math>
</file>

<file path=Object 13/content.xml><?xml version="1.0" encoding="utf-8"?>
<math xmlns="http://www.w3.org/1998/Math/MathML" display="block">
  <semantics>
    <mrow>
      <msubsup>
        <mi>χ</mi>
        <mi mathvariant="italic">кр</mi>
        <mn>2</mn>
      </msubsup>
      <mo stretchy="false">=</mo>
      <mn>14,4</mn>
    </mrow>
    <annotation encoding="StarMath 5.0">%chi^2_кр = 14,4</annotation>
  </semantics>
</math>
</file>

<file path=Object 14/content.xml><?xml version="1.0" encoding="utf-8"?>
<math xmlns="http://www.w3.org/1998/Math/MathML" display="block">
  <semantics>
    <mrow>
      <mrow>
        <msubsup>
          <mi>χ</mi>
          <mi mathvariant="italic">набл</mi>
          <mn>2</mn>
        </msubsup>
        <mo stretchy="false">&lt;</mo>
        <msubsup>
          <mi>χ</mi>
          <mi mathvariant="italic">кр</mi>
          <mn>2</mn>
        </msubsup>
      </mrow>
      <mo stretchy="false">⇒</mo>
      <msub>
        <mi>H</mi>
        <mi>o</mi>
      </msub>
      <mi mathvariant="italic">принимается</mi>
    </mrow>
    <annotation encoding="StarMath 5.0">%chi^2_набл &lt; %chi^2_кр drarrow H_o принимается</annotation>
  </semantics>
</math>
</file>

<file path=Object 15/content.xml><?xml version="1.0" encoding="utf-8"?>
<math xmlns="http://www.w3.org/1998/Math/MathML" display="block">
  <semantics>
    <mrow>
      <msub>
        <mi>t</mi>
        <mi>γ</mi>
      </msub>
      <mo stretchy="false">=</mo>
      <mn>1.984</mn>
    </mrow>
    <annotation encoding="StarMath 5.0">t_%gamma = 1.984</annotation>
  </semantics>
</math>
</file>

<file path=Object 16/content.xml><?xml version="1.0" encoding="utf-8"?>
<math xmlns="http://www.w3.org/1998/Math/MathML" display="block">
  <semantics>
    <mrow>
      <mi>q</mi>
      <mo stretchy="false">=</mo>
      <mn>0.143</mn>
    </mrow>
    <annotation encoding="StarMath 5.0">q = 0.143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∈</mo>
        <mrow>
          <mo fence="true" form="prefix" stretchy="false">(</mo>
          <mrow>
            <mrow>
              <mrow>
                <mover accent="true">
                  <mi>x</mi>
                  <mo stretchy="false">¯</mo>
                </mover>
                <mo stretchy="false">−</mo>
                <mi>δ</mi>
              </mrow>
              <mi>;</mi>
              <mrow>
                <mover accent="true">
                  <mi>x</mi>
                  <mo stretchy="false">¯</mo>
                </mover>
                <mo stretchy="false">+</mo>
                <mi>δ</mi>
              </mrow>
            </mrow>
          </mrow>
          <mo fence="true" form="postfix" stretchy="false">)</mo>
        </mrow>
      </mrow>
      <mo stretchy="false">⇒</mo>
      <mrow>
        <mover accent="true">
          <mi>x</mi>
          <mo stretchy="false">¯</mo>
        </mover>
        <mo stretchy="false">∈</mo>
        <mrow>
          <mo fence="true" form="prefix" stretchy="false">(</mo>
          <mrow>
            <mrow>
              <mn>206,381</mn>
              <mi>;</mi>
              <mn>211,979</mn>
            </mrow>
          </mrow>
          <mo fence="true" form="postfix" stretchy="false">)</mo>
        </mrow>
      </mrow>
    </mrow>
    <annotation encoding="StarMath 5.0">bar x in (bar x - %delta; bar x + %delta) drarrow bar x in (206,381; 211,979) </annotation>
  </semantics>
</math>
</file>

<file path=Object 18/content.xml><?xml version="1.0" encoding="utf-8"?>
<math xmlns="http://www.w3.org/1998/Math/MathML" display="block">
  <semantics>
    <mrow>
      <mrow>
        <mi>δ</mi>
        <mo stretchy="false">=</mo>
        <mfrac>
          <msub>
            <mi>σ</mi>
            <mi>B</mi>
          </msub>
          <msqrt>
            <mi>n</mi>
          </msqrt>
        </mfrac>
      </mrow>
      <msub>
        <mi>t</mi>
        <mi>γ</mi>
      </msub>
    </mrow>
    <annotation encoding="StarMath 5.0">%delta = %sigma_B over sqrt {n} t_%gamma</annotation>
  </semantics>
</math>
</file>

<file path=Object 19/content.xml><?xml version="1.0" encoding="utf-8"?>
<math xmlns="http://www.w3.org/1998/Math/MathML" display="block">
  <semantics>
    <mrow>
      <mrow>
        <msub>
          <mi>σ</mi>
          <mi>B</mi>
        </msub>
        <mo stretchy="false">∈</mo>
        <mrow>
          <mo fence="true" form="prefix" stretchy="false">(</mo>
          <mrow>
            <mrow>
              <msub>
                <mi>σ</mi>
                <mi>B</mi>
              </msub>
              <mrow>
                <mo fence="true" form="prefix" stretchy="false">(</mo>
                <mrow>
                  <mrow>
                    <mn>1</mn>
                    <mo stretchy="false">−</mo>
                    <mi>q</mi>
                  </mrow>
                </mrow>
                <mo fence="true" form="postfix" stretchy="false">)</mo>
              </mrow>
              <mi>;</mi>
              <msub>
                <mi>σ</mi>
                <mi>B</mi>
              </msub>
              <mrow>
                <mo fence="true" form="prefix" stretchy="false">(</mo>
                <mrow>
                  <mrow>
                    <mn>1</mn>
                    <mo stretchy="false">+</mo>
                    <mi>q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o stretchy="false">⇒</mo>
      <mrow>
        <msub>
          <mi>σ</mi>
          <mi>B</mi>
        </msub>
        <mo stretchy="false">∈</mo>
        <mrow>
          <mo fence="true" form="prefix" stretchy="false">(</mo>
          <mrow>
            <mrow>
              <mn>12,091</mn>
              <mi>;</mi>
              <mn>16,126</mn>
            </mrow>
          </mrow>
          <mo fence="true" form="postfix" stretchy="false">)</mo>
        </mrow>
      </mrow>
    </mrow>
    <annotation encoding="StarMath 5.0">%sigma_B in (%sigma_B(1-q); %sigma_B(1+q)) drarrow %sigma_B in (12,091; 16,126)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8cm" svg:height="9.718cm" xlink:href="." xlink:type="simple" chart:class="chart:scatter" chart:style-name="ch1">
        <chart:title svg:x="6.92cm" svg:y="0.33cm" chart:style-name="ch2">
          <text:p>Полигон частот</text:p>
        </chart:title>
        <chart:plot-area chart:style-name="ch3" chart:data-source-has-labels="both" svg:x="0.344cm" svg:y="1.303cm" svg:width="16.52cm" svg:height="8.221cm">
          <chart:coordinate-region svg:x="0.965cm" svg:y="1.502cm" svg:width="15.619cm" svg:height="7.375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Частота интервал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">
                <text:p>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8cm" svg:height="9.718cm" xlink:href="." xlink:type="simple" chart:class="chart:bar" chart:style-name="ch1">
        <chart:title svg:x="7.185cm" svg:y="0.33cm" chart:style-name="ch2">
          <text:p>Гистограмма</text:p>
        </chart:title>
        <chart:plot-area chart:style-name="ch3" chart:data-source-has-labels="both" svg:x="0.344cm" svg:y="1.303cm" svg:width="16.52cm" svg:height="8.221cm">
          <chart:coordinate-region svg:x="1.256cm" svg:y="1.502cm" svg:width="15.608cm" svg:height="7.375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ая частот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8cm" svg:height="9.718cm" xlink:href="." xlink:type="simple" chart:class="chart:scatter" chart:style-name="ch1">
        <chart:title svg:x="5.174cm" svg:y="0.33cm" chart:style-name="ch2">
          <text:p>График функции распределения</text:p>
        </chart:title>
        <chart:plot-area chart:style-name="ch3" chart:data-source-has-labels="both" svg:x="0.344cm" svg:y="1.303cm" svg:width="16.52cm" svg:height="8.221cm">
          <chart:coordinate-region svg:x="1.071cm" svg:y="1.503cm" svg:width="15.513cm" svg:height="7.37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">
                <text:p>21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i mathvariant="normal">Σ</mi>
      <msub>
        <mrow>
          <mi>x</mi>
          <mi>'</mi>
        </mrow>
        <mi>i</mi>
      </msub>
      <mrow>
        <msub>
          <mi>n</mi>
          <mi>i</mi>
        </msub>
        <mo stretchy="false">=</mo>
        <mn>209,1800</mn>
      </mrow>
    </mrow>
    <annotation encoding="StarMath 5.0">bar x = 1 over n %SIGMA {x'}_i n_i = 209,1800
</annotation>
  </semantics>
</math>
</file>

<file path=Object 6/content.xml><?xml version="1.0" encoding="utf-8"?>
<math xmlns="http://www.w3.org/1998/Math/MathML" display="block">
  <semantics>
    <mrow>
      <mrow>
        <msub>
          <mi>D</mi>
          <mi>B</mi>
        </msub>
        <mo stretchy="false">=</mo>
        <mfrac>
          <mn>1</mn>
          <mi>n</mi>
        </mfrac>
      </mrow>
      <mi mathvariant="normal">Σ</mi>
      <msup>
        <mrow>
          <mo fence="true" form="prefix" stretchy="false">(</mo>
          <mrow>
            <mrow>
              <msub>
                <mrow>
                  <mi>x</mi>
                  <mi>'</mi>
                </mrow>
                <mi>i</mi>
              </msub>
              <mo stretchy="false">−</mo>
              <mover accent="true">
                <mi>x</mi>
                <mo stretchy="false">¯</mo>
              </mover>
            </mrow>
          </mrow>
          <mo fence="true" form="postfix" stretchy="false">)</mo>
        </mrow>
        <mn>2</mn>
      </msup>
      <mrow>
        <msub>
          <mi>n</mi>
          <mi>i</mi>
        </msub>
        <mo stretchy="false">=</mo>
        <mn>199,0476</mn>
      </mrow>
    </mrow>
    <annotation encoding="StarMath 5.0">D_B = 1 over n %SIGMA ({x'}_i - bar x)^2 n_i = 199,0476</annotation>
  </semantics>
</math>
</file>

<file path=Object 7/content.xml><?xml version="1.0" encoding="utf-8"?>
<math xmlns="http://www.w3.org/1998/Math/MathML" display="block">
  <semantics>
    <mrow>
      <msub>
        <mi>δ</mi>
        <mi>B</mi>
      </msub>
      <mo stretchy="false">=</mo>
      <mn>14,108</mn>
    </mrow>
    <annotation encoding="StarMath 5.0">%delta_B = 14,108</annotation>
  </semantics>
</math>
</file>

<file path=Object 8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9/content.xml><?xml version="1.0" encoding="utf-8"?>
<math xmlns="http://www.w3.org/1998/Math/MathML" display="block">
  <semantics>
    <mrow>
      <mi>Ф</mi>
      <mrow>
        <mo fence="true" form="prefix" stretchy="false">(</mo>
        <mrow>
          <msub>
            <mi>u</mi>
            <mi>i</mi>
          </msub>
        </mrow>
        <mo fence="true" form="postfix" stretchy="false">)</mo>
      </mrow>
    </mrow>
    <annotation encoding="StarMath 5.0">Ф(u_i)</annotation>
  </semantics>
</math>
</file>